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b7b79d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9c9b6"/>
    </style:style>
    <style:style style:name="gr4" style:family="graphic" style:parent-style-name="standard">
      <style:graphic-properties draw:stroke="none" svg:stroke-width="0.001cm" draw:fill-color="#7a7a5a"/>
    </style:style>
    <style:style style:name="gr5" style:family="graphic" style:parent-style-name="standard">
      <style:graphic-properties draw:stroke="none" svg:stroke-width="0.001cm" draw:fill-color="#b7b79d"/>
    </style:style>
    <style:style style:name="gr6" style:family="graphic" style:parent-style-name="standard">
      <style:graphic-properties svg:stroke-width="0.06cm" svg:stroke-color="#ecece7" draw:fill="none" draw:fill-color="#ffffff" fo:padding-top="-0.02cm" fo:padding-bottom="-0.02cm" fo:padding-left="-0.02cm" fo:padding-right="-0.02cm"/>
    </style:style>
  </office:automatic-styles>
  <office:body>
    <office:drawing>
      <draw:page draw:name="page1" draw:style-name="dp1" draw:master-page-name="Default">
        <draw:g>
          <draw:glue-point draw:id="4" svg:x="0.068cm" svg:y="-5cm"/>
          <draw:glue-point draw:id="5" svg:x="1.457cm" svg:y="-5cm"/>
          <draw:glue-point draw:id="6" svg:x="0.763cm" svg:y="-5cm"/>
          <draw:glue-point draw:id="7" svg:x="-5cm" svg:y="5cm"/>
          <draw:glue-point draw:id="8" svg:x="1.734cm" svg:y="5cm"/>
          <draw:glue-point draw:id="9" svg:x="-1.634cm" svg:y="5cm"/>
          <draw:glue-point draw:id="10" svg:x="-5cm" svg:y="2.929cm"/>
          <draw:glue-point draw:id="11" svg:x="-5cm" svg:y="3.964cm"/>
          <draw:glue-point draw:id="12" svg:x="5cm" svg:y="-3.829cm"/>
          <draw:glue-point draw:id="13" svg:x="5cm" svg:y="0.765cm"/>
          <draw:glue-point draw:id="14" svg:x="5cm" svg:y="-1.534cm"/>
          <draw:glue-point draw:id="15" svg:x="0.217cm" svg:y="0.209cm"/>
          <draw:polygon draw:style-name="gr1" draw:layer="layout" svg:width="1.751cm" svg:height="0.414cm" svg:x="0cm" svg:y="1.586cm" svg:viewBox="0 0 1752 415" draw:points="0,0 0,415 1752,415 1752,0">
            <text:p/>
          </draw:polygon>
          <draw:polygon draw:style-name="gr2" draw:layer="layout" svg:width="1.751cm" svg:height="0.414cm" svg:x="0cm" svg:y="1.586cm" svg:viewBox="0 0 1752 415" draw:points="0,0 0,415 1752,415 1752,0">
            <text:p/>
          </draw:polygon>
          <draw:polygon draw:style-name="gr3" draw:layer="layout" svg:width="2.6cm" svg:height="1.352cm" svg:x="0cm" svg:y="0.234cm" svg:viewBox="0 0 2601 1353" draw:points="0,1353 848,0 2601,0 1751,1353">
            <text:p/>
          </draw:polygon>
          <draw:polygon draw:style-name="gr2" draw:layer="layout" svg:width="2.6cm" svg:height="1.352cm" svg:x="0cm" svg:y="0.234cm" svg:viewBox="0 0 2601 1353" draw:points="0,1353 848,0 2601,0 1751,1353">
            <text:p/>
          </draw:polygon>
          <draw:polygon draw:style-name="gr4" draw:layer="layout" svg:width="0.849cm" svg:height="1.766cm" svg:x="1.751cm" svg:y="0.234cm" svg:viewBox="0 0 850 1767" draw:points="0,1767 850,919 850,0 0,1352">
            <text:p/>
          </draw:polygon>
          <draw:polygon draw:style-name="gr2" draw:layer="layout" svg:width="0.849cm" svg:height="1.766cm" svg:x="1.751cm" svg:y="0.234cm" svg:viewBox="0 0 850 1767" draw:points="0,1767 850,919 850,0 0,1352">
            <text:p/>
          </draw:polygon>
          <draw:polygon draw:style-name="gr3" draw:layer="layout" svg:width="1.263cm" svg:height="1.207cm" svg:x="0.415cm" svg:y="0cm" svg:viewBox="0 0 1264 1208" draw:points="0,1208 198,829 559,378 902,0 1264,0 885,397 523,866 343,1208">
            <text:p/>
          </draw:polygon>
          <draw:polygon draw:style-name="gr2" draw:layer="layout" svg:width="1.263cm" svg:height="1.207cm" svg:x="0.415cm" svg:y="0cm" svg:viewBox="0 0 1264 1208" draw:points="0,1208 198,829 559,378 902,0 1264,0 885,397 523,866 343,1208">
            <text:p/>
          </draw:polygon>
          <draw:polygon draw:style-name="gr5" draw:layer="layout" svg:width="0.379cm" svg:height="0.289cm" svg:x="0.415cm" svg:y="1.207cm" svg:viewBox="0 0 380 290" draw:points="0,0 0,290 380,290 343,0">
            <text:p/>
          </draw:polygon>
          <draw:polygon draw:style-name="gr2" draw:layer="layout" svg:width="0.379cm" svg:height="0.289cm" svg:x="0.415cm" svg:y="1.207cm" svg:viewBox="0 0 380 290" draw:points="0,0 0,290 380,290 343,0">
            <text:p/>
          </draw:polygon>
          <draw:polygon draw:style-name="gr4" draw:layer="layout" svg:width="0.956cm" svg:height="1.496cm" svg:x="0.758cm" svg:y="0cm" svg:viewBox="0 0 957 1497" draw:points="920,0 957,288 704,595 686,504 342,919 342,1009 36,1497 0,1207 180,866 541,397">
            <text:p/>
          </draw:polygon>
          <draw:polygon draw:style-name="gr2" draw:layer="layout" svg:width="0.956cm" svg:height="1.496cm" svg:x="0.758cm" svg:y="0cm" svg:viewBox="0 0 957 1497" draw:points="920,0 957,288 704,595 686,504 342,919 342,1009 36,1497 0,1207 180,866 541,397">
            <text:p/>
          </draw:polygon>
          <draw:polygon draw:style-name="gr4" draw:layer="layout" svg:width="0.884cm" svg:height="0.577cm" svg:x="1.065cm" svg:y="0.847cm" svg:viewBox="0 0 885 578" draw:points="0,578 361,0 885,0 523,578">
            <text:p/>
          </draw:polygon>
          <draw:polygon draw:style-name="gr4" draw:layer="layout" svg:width="0.884cm" svg:height="0.576cm" svg:x="1.083cm" svg:y="0.865cm" svg:viewBox="0 0 885 577" draw:points="0,577 361,0 885,0 524,577">
            <text:p/>
          </draw:polygon>
          <draw:polygon draw:style-name="gr6" draw:layer="layout" svg:width="0.884cm" svg:height="0.576cm" svg:x="1.083cm" svg:y="0.865cm" svg:viewBox="0 0 885 577" draw:points="0,577 361,0 885,0 524,577">
            <text:p/>
          </draw:polygon>
          <draw:line draw:style-name="gr6" draw:layer="layout" svg:x1="1.642cm" svg:y1="0.837cm" svg:x2="1.271cm" svg:y2="1.442cm">
            <text:p/>
          </draw:line>
          <draw:line draw:style-name="gr6" draw:layer="layout" svg:x1="1.823cm" svg:y1="0.837cm" svg:x2="1.452cm" svg:y2="1.442cm">
            <text:p/>
          </draw:line>
          <draw:line draw:style-name="gr6" draw:layer="layout" svg:x1="1.877cm" svg:y1="1.009cm" svg:x2="1.335cm" svg:y2="1.009cm">
            <text:p/>
          </draw:line>
          <draw:line draw:style-name="gr6" draw:layer="layout" svg:x1="1.787cm" svg:y1="1.153cm" svg:x2="1.263cm" svg:y2="1.153cm">
            <text:p/>
          </draw:line>
          <draw:line draw:style-name="gr6" draw:layer="layout" svg:x1="1.697cm" svg:y1="1.297cm" svg:x2="1.173cm" svg:y2="1.29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Phone</dc:title>
    <meta:creation-date>2011-02-07T16:41:44</meta:creation-date>
    <meta:editing-duration>P0D</meta:editing-duration>
    <meta:editing-cycles>1</meta:editing-cycles>
    <meta:document-statistic meta:object-count="21"/>
    <meta:generator>OpenOffice.org/3.3$Linux OpenOffice.org_project/330m20$Build-9567</meta:generator>
  </office:meta>
</office:document-meta>
</file>